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text-properties style:font-name="DejaVu Sans" fo:font-style="normal" fo:font-weight="normal" officeooo:rsid="008e83cd" officeooo:paragraph-rsid="008e83cd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DejaVu Sans" fo:font-style="normal" fo:font-weight="normal" officeooo:rsid="008e83cd" officeooo:paragraph-rsid="00543612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text-underline-style="solid" style:text-underline-width="auto" style:text-underline-color="font-color" fo:font-weight="normal" officeooo:rsid="00972648" officeooo:paragraph-rsid="008e83cd" style:font-style-asian="normal" style:font-weight-asian="normal" style:font-name-complex="Calibri1" style:font-style-complex="normal" style:font-weight-complex="normal"/>
    </style:style>
    <style:style style:name="P6" style:family="paragraph" style:parent-style-name="Heading">
      <style:paragraph-properties fo:text-align="center" style:justify-single-word="false"/>
      <style:text-properties officeooo:paragraph-rsid="00543612"/>
    </style:style>
    <style:style style:name="P7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2">
      <style:paragraph-properties fo:margin-left="0cm" fo:margin-right="0cm" fo:text-align="start" style:justify-single-word="false" fo:text-indent="0cm" style:auto-text-indent="false" fo:break-before="page"/>
      <style:text-properties style:font-name="DejaVu Sans" fo:font-style="normal" style:text-underline-style="solid" style:text-underline-width="auto" style:text-underline-color="font-color" fo:font-weight="bold" officeooo:rsid="0015c526" officeooo:paragraph-rsid="00a17395" style:font-style-asian="normal" style:font-weight-asian="bold" style:font-name-complex="Calibri1" style:font-style-complex="normal" style:font-weight-complex="bold"/>
    </style:style>
    <style:style style:name="P12" style:family="paragraph" style:parent-style-name="Heading_20_1">
      <style:paragraph-properties fo:text-align="center" style:justify-single-word="false"/>
      <style:text-properties style:font-name="DejaVu Sans" fo:font-weight="normal" officeooo:rsid="008c1aa7" officeooo:paragraph-rsid="008c1aa7" style:font-weight-asian="normal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DejaVu Sans" fo:font-style="normal" style:text-underline-style="none" fo:font-weight="normal" officeooo:rsid="00ada7bc" officeooo:paragraph-rsid="00ada7bc" style:font-style-asian="normal" style:font-weight-asian="normal" style:font-name-complex="Calibri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a17395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paragraph-rsid="00ada7bc" style:font-weight-asian="normal" style:font-weight-complex="normal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officeooo:rsid="005f8d02"/>
    </style:style>
    <style:style style:name="T2" style:family="text">
      <style:text-properties officeooo:rsid="008c1aa7"/>
    </style:style>
    <style:style style:name="T3" style:family="text">
      <style:text-properties officeooo:rsid="00a9f6d1"/>
    </style:style>
    <style:style style:name="T4" style:family="text">
      <style:text-properties style:font-name="DejaVu Sans" fo:font-style="normal" style:text-underline-style="solid" style:text-underline-width="auto" style:text-underline-color="font-color" fo:font-weight="bold" officeooo:rsid="0015c526" style:font-style-asian="normal" style:font-weight-asian="bold" style:font-name-complex="Calibri" style:font-style-complex="normal" style:font-weight-complex="bold"/>
    </style:style>
    <style:style style:name="T5" style:family="text">
      <style:text-properties style:font-name="DejaVu Sans" fo:font-style="normal" officeooo:rsid="00affc23" style:font-style-asian="normal" style:font-name-complex="Calibri" style:font-style-complex="normal"/>
    </style:style>
    <style:style style:name="T6" style:family="text">
      <style:text-properties officeooo:rsid="00543612"/>
    </style:style>
    <style:style style:name="T7" style:family="text">
      <style:text-properties style:font-name="DejaVu Sans Condensed" fo:font-size="28pt" officeooo:rsid="00543612" style:font-size-asian="28pt" style:font-size-complex="28pt"/>
    </style:style>
    <style:style style:name="T8" style:family="text">
      <style:text-properties style:font-name="DejaVu Sans Condensed" fo:font-size="28pt" officeooo:rsid="008c1aa7" style:font-size-asian="28pt" style:font-size-complex="28pt"/>
    </style:style>
    <style:style style:name="T9" style:family="text">
      <style:text-properties style:font-name-complex="Calibri"/>
    </style:style>
    <style:style style:name="T10" style:family="text">
      <style:text-properties officeooo:rsid="00b2d1e6" style:font-name-complex="Calibri"/>
    </style:style>
    <style:style style:name="T11" style:family="text">
      <style:text-properties officeooo:rsid="00b11e55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/>
      <text:p text:style-name="P7"/>
      <text:p text:style-name="P7"/>
      <text:p text:style-name="P7"/>
      <text:p text:style-name="P6"><text:span text:style-name="T8">Électronique</text:span><text:span text:style-name="T7"> </text:span><text:span text:style-name="T6">:</text:span></text:p>
      <text:h text:style-name="P12" text:outline-level="1"><text:bookmark-start text:name="__RefHeading__945_1996427839"/>TP_Pic_<text:span text:style-name="T3">C_</text:span><text:span text:style-name="T11">Séance_3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0">Table des matières</text:p>
          </text:index-title>
          <text:p text:style-name="P9"><text:a xlink:type="simple" xlink:href="#__RefHeading__945_1996427839" text:style-name="Index_20_Link" text:visited-style-name="Index_20_Link">TP_Pic_C_Séance_3<text:tab/>1</text:a></text:p>
          <text:p text:style-name="P8"><text:a xlink:type="simple" xlink:href="#__RefHeading__930_2087834798" text:style-name="Index_20_Link" text:visited-style-name="Index_20_Link">1. Algorithme - algorigramme <text:tab/>3</text:a></text:p>
        </text:index-body>
      </text:table-of-content>
      <text:p text:style-name="P4"/>
      <text:p text:style-name="P3"/>
      <text:p text:style-name="P3"/>
      <text:p text:style-name="P3"/>
      <text:p text:style-name="P3"/>
      <text:p text:style-name="P5"/>
      <text:h text:style-name="P11" text:outline-level="2"><text:bookmark-start text:name="__RefHeading__930_2087834798"/><text:span text:style-name="T10">1. Algorithme - algorigramme </text:span><text:span text:style-name="T9">:</text:span><text:bookmark-end text:name="__RefHeading__930_2087834798"/></text:h>
      <text:p text:style-name="P14"><text:span text:style-name="T4"/></text:p>
      <text:p text:style-name="P15"><text:span text:style-name="T5"/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style:contextual-spacing="false" fo:text-indent="0cm" style:auto-text-indent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4zfalse" style:family="text">
      <style:text-properties style:font-name="Calibri" fo:font-weight="bold" style:font-weight-asian="bold" style:font-name-complex="Calibri"/>
    </style:style>
    <style:style style:name="WW8Num14ztrue" style:family="text">
      <style:text-properties style:font-name="Calibri" style:font-name-complex="Calibri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true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4ztrue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4ztrue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true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true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true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true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true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8c1aa7"/>
    </style:style>
    <style:style style:name="MT3" style:family="text">
      <style:text-properties officeooo:rsid="00a9f6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<text:span text:style-name="MT2">Electronique</text:span> :<text:tab/><text:date style:data-style-name="N37" text:date-value="2015-11-05T11:32:39.10">05/11/15</text:date><text:tab/><text:span text:style-name="MT2">TP_Pic_</text:span><text:span text:style-name="MT3">C</text:span><text:tab/></text:p>
      </style:header>
      <style:footer>
        <text:p text:style-name="Footer"><text:template-name text:display="area"/><text:file-name text:display="name-and-extension">TP_Pic_C_séance3_TALEC-BERNARD.odt</text:file-nam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5-11-05T11:32:39.05</dc:date>
    <meta:editing-duration>P1DT3H23M58S</meta:editing-duration>
    <meta:editing-cycles>109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0" meta:object-count="0" meta:page-count="3" meta:paragraph-count="8" meta:word-count="26" meta:character-count="222" meta:non-whitespace-character-count="202"/>
  </office:meta>
</office:document-meta>
</file>